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46" style:family="table-cell" style:parent-style-name="Default">
      <style:table-cell-properties fo:border-bottom="0.74pt solid #000000" fo:border-left="none" fo:border-right="none" fo:border-top="0.74pt solid #000000"/>
    </style:style>
    <style:style style:name="ce14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74pt solid #000000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74pt solid #000000" fo:border-right="none" fo:border-top="0.74pt solid #000000"/>
    </style:style>
    <style:style style:name="ce70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74pt solid #000000" fo:border-right="none" fo:border-top="none"/>
    </style:style>
    <style:style style:name="ce77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90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none"/>
      <style:text-properties style:font-name="Liberation Serif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0.74pt solid #000000" fo:border-top="none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</style:style>
    <style:style style:name="ce10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order-left="none" fo:border-right="none" fo:border-top="0.74pt solid #000000"/>
    </style:style>
    <style:style style:name="ce108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74pt solid #000000" fo:border-right="none" fo:border-top="0.74pt solid #000000"/>
    </style:style>
    <style:style style:name="ce114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="none"/>
    </style:style>
    <style:style style:name="ce1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0.74pt solid #000000" fo:border-right="none" fo:border-top="none"/>
    </style:style>
    <style:style style:name="ce121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7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8" style:family="table-cell" style:parent-style-name="Default">
      <style:table-cell-properties fo:background-color="#000000"/>
    </style:style>
    <style:style style:name="ce129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4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none"/>
      <style:text-properties style:font-name="Liberation Serif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0.74pt solid #000000" fo:border-left="none" fo:border-right="none" fo:border-top="0.74pt solid #000000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5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2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0"/>
        <table:table-column table:style-name="co2" table:default-cell-style-name="Default"/>
        <table:table-column table:style-name="co3" table:default-cell-style-name="ce100"/>
        <table:table-column table:style-name="co4" table:default-cell-style-name="Default"/>
        <table:table-column table:style-name="co5" table:default-cell-style-name="ce120"/>
        <table:table-column table:style-name="co6" table:default-cell-style-name="ce100"/>
        <table:table-column table:style-name="co7" table:default-cell-style-name="Default"/>
        <table:table-column table:style-name="co8" table:default-cell-style-name="ce100"/>
        <table:table-column table:style-name="co4" table:number-columns-repeated="16376" table:default-cell-style-name="Default"/>
        <table:table-row table:style-name="ro1">
          <table:table-cell table:style-name="ce51" office:value-type="string" calcext:value-type="string">
            <text:p>origin</text:p>
          </table:table-cell>
          <table:table-cell table:style-name="ce105" office:value-type="string" calcext:value-type="string">
            <text:p>condition</text:p>
          </table:table-cell>
          <table:table-cell table:style-name="ce51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116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2" office:value-type="string" calcext:value-type="string">
            <text:p>&lt;codeblock&gt;</text:p>
          </table:table-cell>
          <table:table-cell table:style-name="ce106" office:value-type="string" calcext:value-type="string">
            <text:p>𝛆</text:p>
          </table:table-cell>
          <table:table-cell table:style-name="ce52" office:value-type="string" calcext:value-type="string">
            <text:p>&lt;line&gt;*</text:p>
          </table:table-cell>
          <table:table-cell/>
          <table:table-cell table:style-name="ce113" office:value-type="string" calcext:value-type="string">
            <text:p>&lt;codeblock&gt;</text:p>
          </table:table-cell>
          <table:table-cell table:style-name="ce131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line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/>
          <table:table-cell table:style-name="ce121" office:value-type="string" calcext:value-type="string">
            <text:p>&lt;line&gt;</text:p>
          </table:table-cell>
          <table:table-cell table:style-name="ce101" office:value-type="string" calcext:value-type="string">
            <text:p>&lt;declaration&gt; | &lt;statement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/>
          <table:table-cell table:style-name="ce113" office:value-type="string" calcext:value-type="string">
            <text:p>&lt;declaration&gt;</text:p>
          </table:table-cell>
          <table:table-cell table:style-name="ce101" office:value-type="string" calcext:value-type="string">
            <text:p><text:span text:style-name="T1">CLASS</text:span> | &lt;varFunc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classDeclaration&gt;</text:p>
          </table:table-cell>
          <table:table-cell table:style-name="ce107" office:value-type="string" calcext:value-type="string">
            <text:p>&lt;static&gt;? <text:span text:style-name="T1">CLASS</text:span>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/>
          <table:table-cell table:style-name="ce121" office:value-type="string" calcext:value-type="string">
            <text:p>&lt;classDeclaration&gt;</text:p>
          </table:table-cell>
          <table:table-cell table:style-name="ce101" office:value-type="string" calcext:value-type="string">
            <text:p>&lt;static&gt;? <text:span text:style-name="T1">CLASS</text:span>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&gt;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/>
          <table:table-cell table:style-name="ce113" office:value-type="string" calcext:value-type="string">
            <text:p>&lt;varFuncDeclaration&gt;</text:p>
          </table:table-cell>
          <table:table-cell table:style-name="ce101" office:value-type="string" calcext:value-type="string">
            <text:p><text:span text:style-name="T10">&lt;varFuncDeclarationAttributes&gt;</text:span> | <text:span text:style-name="T1">VOID</text:span> | <text:span text:style-name="T1">ID ID</text:span>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Declaration&gt;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113" office:value-type="string" calcext:value-type="string">
            <text:p>&lt;varDeclaration&gt;</text:p>
          </table:table-cell>
          <table:table-cell table:style-name="ce132" office:value-type="string" calcext:value-type="string">
            <text:p><text:span text:style-name="T10">&lt;varFuncDeclarationAttributes&gt;? </text:span><text:span text:style-name="T11">ID ID </text:span><text:span text:style-name="T12">PARENTHESIS_OPEN</text:span>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2" office:value-type="string" calcext:value-type="string">
            <text:p>&lt;funcDeclaration&gt;</text:p>
          </table:table-cell>
          <table:table-cell table:style-name="ce107" office:value-type="string" calcext:value-type="string">
            <text:p>&lt;varFuncDeclarationAttributes&gt; <text:span text:style-name="T1">VOID</text:span></text:p>
          </table:table-cell>
          <table:table-cell table:style-name="ce101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22" office:value-type="string" calcext:value-type="string">
            <text:p>&lt;funcDeclaration&gt;</text:p>
          </table:table-cell>
          <table:table-cell table:style-name="ce101" office:value-type="string" calcext:value-type="string">
            <text:p><text:span text:style-name="T13">&lt;varFuncDeclarationAttributes&gt;?  (</text:span><text:span text:style-name="T11">VOID | </text:span><text:span text:style-name="T14"> (</text:span><text:span text:style-name="T11">ID ID PARENTHESIS_OPEN))</text:span></text:p>
          </table:table-cell>
          <table:table-cell table:style-name="ce116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109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Attributes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? &lt;static&gt;? &lt;readWrite&gt;?</text:p>
          </table:table-cell>
          <table:table-cell/>
          <table:table-cell table:style-name="ce113" office:value-type="string" calcext:value-type="string">
            <text:p>&lt;varFuncDeclarationAttributes&gt;</text:p>
          </table:table-cell>
          <table:table-cell table:style-name="ce131" office:value-type="string" calcext:value-type="string">
            <text:p>&lt;scope&gt; | &lt;static&gt; | &lt;readWrite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33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45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Declaration&gt;</text:p>
          </table:table-cell>
          <table:table-cell table:style-name="ce110" office:value-type="string" calcext:value-type="string">
            <text:p>ID ID</text:p>
          </table:table-cell>
          <table:table-cell table:style-name="ce117" office:value-type="string" calcext:value-type="string">
            <text:p>ID ID</text:p>
          </table:table-cell>
          <table:table-cell/>
          <table:table-cell table:style-name="ce113" office:value-type="string" calcext:value-type="string">
            <text:p>&lt;params&gt;</text:p>
          </table:table-cell>
          <table:table-cell table:style-name="ce134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ody&gt;</text:p>
          </table:table-cell>
          <table:table-cell table:style-name="ce111" office:value-type="string" calcext:value-type="string">
            <text:p>BODY_OPEN</text:p>
          </table:table-cell>
          <table:table-cell table:style-name="ce101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113" office:value-type="string" calcext:value-type="string">
            <text:p>&lt;paramDeclaration&gt;</text:p>
          </table:table-cell>
          <table:table-cell table:style-name="ce135" office:value-type="string" calcext:value-type="string">
            <text:p>ID ID</text:p>
          </table:table-cell>
          <table:table-cell table:style-name="ce110" office:value-type="string" calcext:value-type="string">
            <text:p>𝛆</text:p>
          </table:table-cell>
          <table:table-cell table:style-name="ce117" office:value-type="string" calcext:value-type="string">
            <text:p>ID ID</text:p>
          </table:table-cell>
          <table:table-cell table:style-name="ce116"/>
          <table:table-cell/>
          <table:table-cell table:style-name="ce116" table:number-columns-repeated="44"/>
          <table:table-cell table:style-name="ce107" table:number-columns-repeated="16330"/>
        </table:table-row>
        <table:table-row table:style-name="ro1">
          <table:table-cell table:style-name="ce101" office:value-type="string" calcext:value-type="string">
            <text:p>&lt;scope&gt;</text:p>
          </table:table-cell>
          <table:table-cell table:style-name="ce111" office:value-type="string" calcext:value-type="string">
            <text:p>PUBLIC</text:p>
          </table:table-cell>
          <table:table-cell table:style-name="ce117" office:value-type="string" calcext:value-type="string">
            <text:p>PUBLIC</text:p>
          </table:table-cell>
          <table:table-cell/>
          <table:table-cell table:style-name="ce123" office:value-type="string" calcext:value-type="string">
            <text:p>&lt;body&gt;</text:p>
          </table:table-cell>
          <table:table-cell table:style-name="ce136" office:value-type="string" calcext:value-type="string">
            <text:p>BODY_OPEN</text:p>
          </table:table-cell>
          <table:table-cell table:style-name="ce139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104" office:value-type="string" calcext:value-type="string">
            <text:p>PUBLIC | PROTECTED | PRIVATE</text:p>
          </table:table-cell>
          <table:table-cell table:style-name="ce109" office:value-type="string" calcext:value-type="string">
            <text:p>PUBLIC</text:p>
          </table:table-cell>
          <table:table-cell table:style-name="ce104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IVATE</text:p>
          </table:table-cell>
          <table:table-cell table:style-name="ce104" office:value-type="string" calcext:value-type="string">
            <text:p>PRIVATE</text:p>
          </table:table-cell>
          <table:table-cell table:number-columns-repeated="3"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ic&gt;</text:p>
          </table:table-cell>
          <table:table-cell table:style-name="ce111" office:value-type="string" calcext:value-type="string">
            <text:p>STATIC</text:p>
          </table:table-cell>
          <table:table-cell table:style-name="ce117" office:value-type="string" calcext:value-type="string">
            <text:p>STATIC</text:p>
          </table:table-cell>
          <table:table-cell table:number-columns-repeated="3"/>
          <table:table-cell table:style-name="ce112" office:value-type="string" calcext:value-type="string">
            <text:p>𝛆</text:p>
          </table:table-cell>
          <table:table-cell table:style-name="ce104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adWrite&gt;</text:p>
          </table:table-cell>
          <table:table-cell table:style-name="ce111" office:value-type="string" calcext:value-type="string">
            <text:p>READONLY</text:p>
          </table:table-cell>
          <table:table-cell table:style-name="ce117" office:value-type="string" calcext:value-type="string">
            <text:p>READONLY</text:p>
          </table:table-cell>
          <table:table-cell/>
          <table:table-cell table:style-name="ce123" office:value-type="string" calcext:value-type="string">
            <text:p>&lt;static&gt;</text:p>
          </table:table-cell>
          <table:table-cell table:style-name="ce136" office:value-type="string" calcext:value-type="string">
            <text:p>STATIC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CONST</text:p>
          </table:table-cell>
          <table:table-cell table:style-name="ce104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109" office:value-type="string" calcext:value-type="string">
            <text:p>READONLY</text:p>
          </table:table-cell>
          <table:table-cell table:style-name="ce104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xpression&gt;</text:p>
          </table:table-cell>
          <table:table-cell table:style-name="ce107" office:value-type="string" calcext:value-type="string">
            <text:p>&lt;orExp&gt;</text:p>
          </table:table-cell>
          <table:table-cell table:style-name="ce101" office:value-type="string" calcext:value-type="string">
            <text:p>&lt;orExp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orExp&gt;</text:p>
          </table:table-cell>
          <table:table-cell table:style-name="ce107" office:value-type="string" calcext:value-type="string">
            <text:p>&lt;andExp&gt;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/>
          <table:table-cell table:style-name="ce113" office:value-type="string" calcext:value-type="string">
            <text:p>&lt;expression&gt;</text:p>
          </table:table-cell>
          <table:table-cell table:style-name="ce101" office:value-type="string" calcext:value-type="string">
            <text:p>&lt;unaryExp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ndExp&gt;</text:p>
          </table:table-cell>
          <table:table-cell table:style-name="ce107" office:value-type="string" calcext:value-type="string">
            <text:p>&lt;equalExp&gt;</text:p>
          </table:table-cell>
          <table:table-cell table:style-name="ce101" office:value-type="string" calcext:value-type="string">
            <text:p>&lt;equalExp&gt; (<text:span text:style-name="T1">AND</text:span> &lt;equalExp)*</text:p>
          </table:table-cell>
          <table:table-cell/>
          <table:table-cell table:style-name="ce123" office:value-type="string" calcext:value-type="string">
            <text:p>&lt;or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Exp&gt;</text:p>
          </table:table-cell>
          <table:table-cell table:style-name="ce107" office:value-type="string" calcext:value-type="string">
            <text:p>&lt;sumExp&gt;</text:p>
          </table:table-cell>
          <table:table-cell table:style-name="ce101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Op&gt;</text:p>
          </table:table-cell>
          <table:table-cell table:style-name="ce111" office:value-type="string" calcext:value-type="string">
            <text:p>EQUAL</text:p>
          </table:table-cell>
          <table:table-cell table:style-name="ce117" office:value-type="string" calcext:value-type="string">
            <text:p>EQUAL</text:p>
          </table:table-cell>
          <table:table-cell/>
          <table:table-cell table:style-name="ce123" office:value-type="string" calcext:value-type="string">
            <text:p>&lt;equa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104" office:value-type="string" calcext:value-type="string">
            <text:p>EQUAL | NOT_EQUAL | GREATER_EQUAL | LESS_EQUAL | GREATER | LESS</text:p>
          </table:table-cell>
          <table:table-cell table:style-name="ce109" office:value-type="string" calcext:value-type="string">
            <text:p>EQUAL</text:p>
          </table:table-cell>
          <table:table-cell table:style-name="ce104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3"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3"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3"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</text:p>
          </table:table-cell>
          <table:table-cell table:style-name="ce104" office:value-type="string" calcext:value-type="string">
            <text:p>LESS</text:p>
          </table:table-cell>
          <table:table-cell table:number-columns-repeated="3"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umExp&gt;</text:p>
          </table:table-cell>
          <table:table-cell table:style-name="ce107" office:value-type="string" calcext:value-type="string">
            <text:p>&lt;mulExp&gt;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umOp&gt;</text:p>
          </table:table-cell>
          <table:table-cell table:style-name="ce111" office:value-type="string" calcext:value-type="string">
            <text:p>ADD</text:p>
          </table:table-cell>
          <table:table-cell table:style-name="ce117" office:value-type="string" calcext:value-type="string">
            <text:p>ADD</text:p>
          </table:table-cell>
          <table:table-cell/>
          <table:table-cell table:style-name="ce123" office:value-type="string" calcext:value-type="string">
            <text:p>&lt;sum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4"/>
          <table:table-cell table:style-name="ce112" office:value-type="string" calcext:value-type="string">
            <text:p>SUB</text:p>
          </table:table-cell>
          <table:table-cell table:style-name="ce104" office:value-type="string" calcext:value-type="string">
            <text:p>SUB</text:p>
          </table:table-cell>
          <table:table-cell/>
          <table:table-cell table:style-name="ce124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09" office:value-type="string" calcext:value-type="string">
            <text:p>ADD</text:p>
          </table:table-cell>
          <table:table-cell table:style-name="ce104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Exp&gt;</text:p>
          </table:table-cell>
          <table:table-cell table:style-name="ce113" office:value-type="string" calcext:value-type="string">
            <text:p>&lt;unaryExp&gt;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/>
          <table:table-cell table:style-name="ce125"/>
          <table:table-cell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Op&gt;</text:p>
          </table:table-cell>
          <table:table-cell table:style-name="ce111" office:value-type="string" calcext:value-type="string">
            <text:p>MUL</text:p>
          </table:table-cell>
          <table:table-cell table:style-name="ce117" office:value-type="string" calcext:value-type="string">
            <text:p>MUL</text:p>
          </table:table-cell>
          <table:table-cell/>
          <table:table-cell table:style-name="ce123" office:value-type="string" calcext:value-type="string">
            <text:p>&lt;mu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09" office:value-type="string" calcext:value-type="string">
            <text:p>MUL</text:p>
          </table:table-cell>
          <table:table-cell table:style-name="ce104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</text:p>
          </table:table-cell>
          <table:table-cell table:style-name="ce104" office:value-type="string" calcext:value-type="string">
            <text:p>MOD</text:p>
          </table:table-cell>
          <table:table-cell table:number-columns-repeated="3"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Exp&gt;</text:p>
          </table:table-cell>
          <table:table-cell table:style-name="ce113" office:value-type="string" calcext:value-type="string">
            <text:p>&lt;unaryOp&gt;</text:p>
          </table:table-cell>
          <table:table-cell table:style-name="ce101" office:value-type="string" calcext:value-type="string">
            <text:p>&lt;unaryOp&gt; &lt;value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123" office:value-type="string" calcext:value-type="string">
            <text:p>&lt;unaryExp&gt;</text:p>
          </table:table-cell>
          <table:table-cell table:style-name="ce52" office:value-type="string" calcext:value-type="string">
            <text:p>&lt;unaryOp&gt; | &lt;value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Op&gt;</text:p>
          </table:table-cell>
          <table:table-cell table:style-name="ce111" office:value-type="string" calcext:value-type="string">
            <text:p>NEGATE</text:p>
          </table:table-cell>
          <table:table-cell table:style-name="ce117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109" office:value-type="string" calcext:value-type="string">
            <text:p>NEGATE</text:p>
          </table:table-cell>
          <table:table-cell table:style-name="ce104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</text:p>
          </table:table-cell>
          <table:table-cell table:style-name="ce104" office:value-type="string" calcext:value-type="string">
            <text:p>NOT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&gt;</text:p>
          </table:table-cell>
          <table:table-cell table:style-name="ce107" office:value-type="string" calcext:value-type="string">
            <text:p>&lt;immutable&gt;</text:p>
          </table:table-cell>
          <table:table-cell table:style-name="ce101" office:value-type="string" calcext:value-type="string">
            <text:p>&lt;immutable&gt;</text:p>
          </table:table-cell>
          <table:table-cell/>
          <table:table-cell table:style-name="ce113" office:value-type="string" calcext:value-type="string">
            <text:p>&lt;value&gt;</text:p>
          </table:table-cell>
          <table:table-cell table:style-name="ce101" office:value-type="string" calcext:value-type="string">
            <text:p>&lt;mutable&gt; | &lt;immutable&gt; </text:p>
          </table:table-cell>
          <table:table-cell table:style-name="ce100" office:value-type="string" calcext:value-type="string">
            <text:p>&lt;immutable&gt;</text:p>
          </table:table-cell>
          <table:table-cell office:value-type="string" calcext:value-type="string">
            <text:p>&lt;immutable&gt;</text:p>
          </table:table-cell>
          <table:table-cell office:value-type="string" calcext:value-type="string">
            <text:p>Here &lt;immutable&gt; must be checked first. As otherwise &lt;call&gt; would be parsed as &lt;mut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141" office:value-type="string" calcext:value-type="string">
            <text:p>𝛆</text:p>
          </table:table-cell>
          <table:table-cell table:style-name="ce101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table&gt;</text:p>
          </table:table-cell>
          <table:table-cell table:style-name="ce111" office:value-type="string" calcext:value-type="string">
            <text:p>ID</text:p>
          </table:table-cell>
          <table:table-cell table:style-name="ce117" office:value-type="string" calcext:value-type="string">
            <text:p>ID</text:p>
          </table:table-cell>
          <table:table-cell/>
          <table:table-cell table:style-name="ce123" office:value-type="string" calcext:value-type="string">
            <text:p>&lt;mutable&gt;</text:p>
          </table:table-cell>
          <table:table-cell table:style-name="ce136" office:value-type="string" calcext:value-type="string">
            <text:p>ID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mmutable&gt;</text:p>
          </table:table-cell>
          <table:table-cell table:style-name="ce107" office:value-type="string" calcext:value-type="string">
            <text:p>&lt;call&gt;</text:p>
          </table:table-cell>
          <table:table-cell table:style-name="ce101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15">PARENTHESIS_OPEN </text:span><text:span text:style-name="T14">| </text:span>&lt;call&gt; | &lt;const&gt;</text:p>
          </table:table-cell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142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all&gt;</text:p>
          </table:table-cell>
          <table:table-cell table:style-name="ce111" office:value-type="string" calcext:value-type="string">
            <text:p>ID PARENTHESIS_OPEN</text:p>
          </table:table-cell>
          <table:table-cell table:style-name="ce101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123" office:value-type="string" calcext:value-type="string">
            <text:p>&lt;call&gt;</text:p>
          </table:table-cell>
          <table:table-cell table:style-name="ce136" office:value-type="string" calcext:value-type="string">
            <text:p>ID PARENTHESIS_OPE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st&gt;</text:p>
          </table:table-cell>
          <table:table-cell table:style-name="ce111" office:value-type="string" calcext:value-type="string">
            <text:p>NUMBER</text:p>
          </table:table-cell>
          <table:table-cell table:style-name="ce117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09" office:value-type="string" calcext:value-type="string">
            <text:p>NUMBER</text:p>
          </table:table-cell>
          <table:table-cell table:style-name="ce104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3"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logicalConst&gt;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/>
          <table:table-cell table:style-name="ce113" office:value-type="string" calcext:value-type="string">
            <text:p>&lt;logicalConst&gt;</text:p>
          </table:table-cell>
          <table:table-cell table:style-name="ce101" office:value-type="string" calcext:value-type="string">
            <text:p><text:span text:style-name="T1">TRUE</text:span> | <text:span text:style-name="T1">FALSE</text:span>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115" office:value-type="boolean" office:boolean-value="false" calcext:value-type="boolean">
            <text:p>FALSE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rg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123" office:value-type="string" calcext:value-type="string">
            <text:p>&lt;args&gt;</text:p>
          </table:table-cell>
          <table:table-cell table:style-name="ce137" office:value-type="string" calcext:value-type="string">
            <text:p>𝛆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ement&gt;</text:p>
          </table:table-cell>
          <table:table-cell table:style-name="ce107" office:value-type="string" calcext:value-type="string">
            <text:p>&lt;body&gt;</text:p>
          </table:table-cell>
          <table:table-cell table:style-name="ce101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1" office:value-type="string" calcext:value-type="string">
            <text:p><text:span text:style-name="T15">STATEMENT_END </text:span><text:span text:style-name="T14">| </text:span>&lt;body&gt; | &lt;assign&gt; | &lt;keywordStatement&gt; | &lt;expression&gt; </text:p>
          </table:table-cell>
          <table:table-cell table:style-name="ce112" office:value-type="string" calcext:value-type="string">
            <text:p>STATEMENT_END</text:p>
          </table:table-cell>
          <table:table-cell table:style-name="ce147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16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09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123" office:value-type="string" calcext:value-type="string">
            <text:p>&lt;assign&gt;</text:p>
          </table:table-cell>
          <table:table-cell table:style-name="ce52" office:value-type="string" calcext:value-type="string">
            <text:p>&lt;mutable&gt; &lt;assignOp&gt;</text:p>
          </table:table-cell>
          <table:table-cell table:style-name="ce143" office:value-type="string" calcext:value-type="string">
            <text:p>𝛆</text:p>
          </table:table-cell>
          <table:table-cell table:style-name="ce52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109" office:value-type="string" calcext:value-type="string">
            <text:p>INCREMENT</text:p>
          </table:table-cell>
          <table:table-cell table:style-name="ce104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112" office:value-type="string" calcext:value-type="string">
            <text:p>STATEMENT_END</text:p>
          </table:table-cell>
          <table:table-cell table:style-name="ce104" office:value-type="string" calcext:value-type="string">
            <text:p>STATEMENT_END</text:p>
          </table:table-cell>
          <table:table-cell/>
          <table:table-cell table:style-name="ce113" office:value-type="string" calcext:value-type="string">
            <text:p>&lt;valueAssignOp&gt;</text:p>
          </table:table-cell>
          <table:table-cell table:style-name="ce117" office:value-type="string" calcext:value-type="string">
            <text:p>ASSIGN | ADD_ASSIGN | SUB_ASSIGN | MUL_ASSIGN | DIV_ASSIGN | MOD_ASSIGN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<text:span text:style-name="T15">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&gt;</text:p>
          </table:table-cell>
          <table:table-cell table:style-name="ce107" office:value-type="string" calcext:value-type="string">
            <text:p>&lt;mutable&gt; &lt;assignOp&gt;</text:p>
          </table:table-cell>
          <table:table-cell table:style-name="ce101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Op&gt;</text:p>
          </table:table-cell>
          <table:table-cell table:style-name="ce111" office:value-type="string" calcext:value-type="string">
            <text:p>INCREMENT</text:p>
          </table:table-cell>
          <table:table-cell table:style-name="ce117" office:value-type="string" calcext:value-type="string">
            <text:p>INCREMENT</text:p>
          </table:table-cell>
          <table:table-cell table:number-columns-repeated="3"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<text:span text:style-name="T15">SUB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3"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<text:span text:style-name="T15">MUL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6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<text:span text:style-name="T15">DIV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AssignOp&gt;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ASSIGN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<text:span text:style-name="T15">MOD_ASSIGN </text:span><text:span text:style-name="T14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</text:p>
          </table:table-cell>
          <table:table-cell/>
          <table:table-cell table:style-name="ce113" office:value-type="string" calcext:value-type="string">
            <text:p>&lt;keywordStatement&gt;</text:p>
          </table:table-cell>
          <table:table-cell table:style-name="ce117" office:value-type="string" calcext:value-type="string">
            <text:p><text:s/>IF | RETURN | WHILE | FOR | BREAK | CONTINUE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SUB_ASSIGN</text:p>
          </table:table-cell>
          <table:table-cell table:number-columns-repeated="3"/>
          <table:table-cell table:style-name="ce109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MUL_ASSIGN </text:p>
          </table:table-cell>
          <table:table-cell table:number-columns-repeated="3"/>
          <table:table-cell table:style-name="ce109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DIV_ASSIGN</text:p>
          </table:table-cell>
          <table:table-cell table:number-columns-repeated="3"/>
          <table:table-cell table:style-name="ce109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_ASSIGN</text:p>
          </table:table-cell>
          <table:table-cell table:style-name="ce104" office:value-type="string" calcext:value-type="string">
            <text:p>MOD_ASSIGN</text:p>
          </table:table-cell>
          <table:table-cell table:number-columns-repeated="3"/>
          <table:table-cell table:style-name="ce109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fStatement&gt;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ifStatement&gt;</text:p>
          </table:table-cell>
          <table:table-cell table:style-name="ce111" office:value-type="string" calcext:value-type="string">
            <text:p>ELIF</text:p>
          </table:table-cell>
          <table:table-cell table:style-name="ce101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123" office:value-type="string" calcext:value-type="string">
            <text:p>&lt;ifStatement&gt;</text:p>
          </table:table-cell>
          <table:table-cell table:style-name="ce136" office:value-type="string" calcext:value-type="string">
            <text:p>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seStatement&gt;</text:p>
          </table:table-cell>
          <table:table-cell table:style-name="ce111" office:value-type="string" calcext:value-type="string">
            <text:p>ELSE</text:p>
          </table:table-cell>
          <table:table-cell table:style-name="ce117" office:value-type="string" calcext:value-type="string">
            <text:p>ELSE <text:span text:style-name="T2">&lt;statement&gt; </text:span></text:p>
          </table:table-cell>
          <table:table-cell/>
          <table:table-cell table:style-name="ce123" office:value-type="string" calcext:value-type="string">
            <text:p>&lt;elifStatement&gt;</text:p>
          </table:table-cell>
          <table:table-cell table:style-name="ce136" office:value-type="string" calcext:value-type="string">
            <text:p>EL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turnStatement&gt;</text:p>
          </table:table-cell>
          <table:table-cell table:style-name="ce111" office:value-type="string" calcext:value-type="string">
            <text:p>RETURN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23" office:value-type="string" calcext:value-type="string">
            <text:p>&lt;elseStatement&gt;</text:p>
          </table:table-cell>
          <table:table-cell table:style-name="ce117" office:value-type="string" calcext:value-type="string">
            <text:p>ELSE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whileStatement&gt;</text:p>
          </table:table-cell>
          <table:table-cell table:style-name="ce111" office:value-type="string" calcext:value-type="string">
            <text:p>WHILE</text:p>
          </table:table-cell>
          <table:table-cell table:style-name="ce101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123" office:value-type="string" calcext:value-type="string">
            <text:p>&lt;returnStatement&gt;</text:p>
          </table:table-cell>
          <table:table-cell table:style-name="ce136" office:value-type="string" calcext:value-type="string">
            <text:p>RETUR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forStatement&gt;</text:p>
          </table:table-cell>
          <table:table-cell table:style-name="ce111" office:value-type="string" calcext:value-type="string">
            <text:p>FOR</text:p>
          </table:table-cell>
          <table:table-cell table:style-name="ce101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23" office:value-type="string" calcext:value-type="string">
            <text:p>&lt;whileStatement&gt;</text:p>
          </table:table-cell>
          <table:table-cell table:style-name="ce117" office:value-type="string" calcext:value-type="string">
            <text:p>WHILE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reakStatement&gt;</text:p>
          </table:table-cell>
          <table:table-cell table:style-name="ce111" office:value-type="string" calcext:value-type="string">
            <text:p>BREAK</text:p>
          </table:table-cell>
          <table:table-cell table:style-name="ce117" office:value-type="string" calcext:value-type="string">
            <text:p>BREAK STATEMENT_END</text:p>
          </table:table-cell>
          <table:table-cell/>
          <table:table-cell table:style-name="ce123" office:value-type="string" calcext:value-type="string">
            <text:p>&lt;forStatement&gt;</text:p>
          </table:table-cell>
          <table:table-cell table:style-name="ce136" office:value-type="string" calcext:value-type="string">
            <text:p>FOR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tinueStatement&gt;</text:p>
          </table:table-cell>
          <table:table-cell table:style-name="ce111" office:value-type="string" calcext:value-type="string">
            <text:p>CONTINUE</text:p>
          </table:table-cell>
          <table:table-cell table:style-name="ce117" office:value-type="string" calcext:value-type="string">
            <text:p>CONTINUE STATEMENT_END</text:p>
          </table:table-cell>
          <table:table-cell/>
          <table:table-cell table:style-name="ce123" office:value-type="string" calcext:value-type="string">
            <text:p>&lt;breakStatement&gt;</text:p>
          </table:table-cell>
          <table:table-cell table:style-name="ce117" office:value-type="string" calcext:value-type="string">
            <text:p>BREAK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3" office:value-type="string" calcext:value-type="string">
            <text:p>&lt;continueStatement&gt;</text:p>
          </table:table-cell>
          <table:table-cell table:style-name="ce136" office:value-type="string" calcext:value-type="string">
            <text:p>CONTINUE</text:p>
          </table:table-cell>
          <table:table-cell table:style-name="ce144" office:value-type="string" calcext:value-type="string">
            <text:p>𝛆</text:p>
          </table:table-cell>
          <table:table-cell table:style-name="ce136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26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7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8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9" office:value-type="string" calcext:value-type="string">
            <text:p>Uncertain (2)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table:style-name="ce130"/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5"/>
          <table:table-cell table:style-name="ce104"/>
          <table:table-cell table:style-name="ce116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4-05T16:44:41.796631251</dc:date>
    <meta:editing-duration>PT11H48M21S</meta:editing-duration>
    <meta:editing-cycles>324</meta:editing-cycles>
    <meta:document-statistic meta:table-count="1" meta:cell-count="494" meta:object-count="0"/>
  </office:meta>
</office:document-meta>
</file>